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900000009EC678BF44485ABA0.png" manifest:media-type="image/png"/>
  <manifest:file-entry manifest:full-path="Pictures/1000082F000000F8000000FA23EF65B4F1CDA66A.svg" manifest:media-type="image/svg+xml"/>
  <manifest:file-entry manifest:full-path="Pictures/10003099000008DF0000018CD7BA710C0BFBF4E7.svg" manifest:media-type="image/svg+xml"/>
  <manifest:file-entry manifest:full-path="Pictures/100006340000011B000000F08820BF345B363630.svg" manifest:media-type="image/svg+xml"/>
  <manifest:file-entry manifest:full-path="Pictures/10000201000000230000000E7DA33713D9364AC1.png" manifest:media-type="image/png"/>
  <manifest:file-entry manifest:full-path="Pictures/10000201000000560000000F7468205567434E40.png" manifest:media-type="image/png"/>
  <manifest:file-entry manifest:full-path="Pictures/100016AA0000039C0000017AA55773A66450C56D.svg" manifest:media-type="image/svg+xml"/>
  <manifest:file-entry manifest:full-path="Pictures/100002010000000B0000000945927F3433B0C5C8.png" manifest:media-type="image/png"/>
  <manifest:file-entry manifest:full-path="Pictures/1000020100000008000000093CD8E1E874B7A761.png" manifest:media-type="image/png"/>
  <manifest:file-entry manifest:full-path="Pictures/1000088A000000D2000000FAD85D919E8545C04C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draw:stroke="dash" draw:stroke-dash="Dot"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59cm" svg:stroke-color="#3465a4" draw:marker-start-width="0.438cm" draw:marker-end-width="0.438cm" draw:fill-color="#729fcf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color="#5eb91e" draw:fill-color="#5eb91e" draw:textarea-horizontal-align="justify" draw:textarea-vertical-align="middle" draw:auto-grow-height="false" fo:min-height="0.379cm" fo:min-width="0.22cm"/>
    </style:style>
    <style:style style:name="gr4" style:family="graphic" style:parent-style-name="standard">
      <style:graphic-properties svg:stroke-color="#ffc800" draw:fill-color="#ffc800" draw:textarea-horizontal-align="justify" draw:textarea-vertical-align="middle" draw:auto-grow-height="false" fo:min-height="0.379cm" fo:min-width="0.22cm"/>
    </style:style>
    <style:style style:name="gr5" style:family="graphic" style:parent-style-name="standard">
      <style:graphic-properties svg:stroke-width="0.081cm" svg:stroke-color="#bbe33d" draw:marker-start-width="0.321cm" draw:marker-end-width="0.321cm" draw:fill="none" draw:textarea-vertical-align="middle" draw:auto-grow-height="false" fo:min-height="6.09cm" fo:min-width="0.108cm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-color="#ffc8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7.653cm" svg:y1="4.081cm" svg:x2="15.113cm" svg:y2="10.177cm">
          <text:p/>
        </draw:line>
        <draw:polygon draw:style-name="gr2" draw:text-style-name="P2" draw:layer="layout" svg:width="13.969cm" svg:height="13.969cm" svg:x="4.826cm" svg:y="8.653cm" svg:viewBox="0 0 13970 13970" draw:points="4318,1016 0,6985 3810,13970 13970,11303 12954,2921 6223,0">
          <text:p/>
        </draw:polygon>
        <draw:custom-shape draw:style-name="gr3" draw:text-style-name="P3" draw:layer="layout" svg:width="1.016cm" svg:height="0.889cm" svg:x="17.14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0.889cm" svg:x="14.478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05cm" svg:height="6.772cm" draw:transform="rotate (2.7091000649456) translate (14.25cm 9.868cm)">
          <text:p/>
          <draw:enhanced-geometry svg:viewBox="0 0 21600 21600" draw:glue-points="0 0 0 21600 21600 10800" draw:text-areas="0 ?f9 7800 ?f10" draw:mirror-horizontal="false" draw:mirror-vertical="false" draw:type="right-brace" draw:modifiers="1800 11206.61449874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1.999cm" svg:height="0.999cm" svg:x="20.353cm" svg:y="13.9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0.939cm" svg:height="1.118cm" svg:x="18.415cm" svg:y="3.09cm">
          <draw:image xlink:href="Pictures/1000088A000000D2000000FAD85D919E8545C04C.svg" xlink:type="simple" xlink:show="embed" xlink:actuate="onLoad" loext:mime-type="image/svg+xml">
            <text:p/>
          </draw:image>
          <draw:image xlink:href="Pictures/1000020100000008000000093CD8E1E874B7A761.png" xlink:type="simple" xlink:show="embed" xlink:actuate="onLoad" loext:mime-type="image/png"/>
          <svg:title>TexMaths</svg:title>
          <svg:desc>14§display§\textcolor{white}{p}§svg§600§TRUE§</svg:desc>
        </draw:frame>
        <draw:frame draw:style-name="gr7" draw:text-style-name="P6" draw:layer="layout" svg:width="2.99cm" svg:height="1.222cm" svg:x="16.383cm" svg:y="9.59cm">
          <draw:image xlink:href="Pictures/100016AA0000039C0000017AA55773A66450C56D.svg" xlink:type="simple" xlink:show="embed" xlink:actuate="onLoad" loext:mime-type="image/svg+xml">
            <text:p/>
          </draw:image>
          <draw:image xlink:href="Pictures/10000201000000230000000E7DA33713D9364AC1.png" xlink:type="simple" xlink:show="embed" xlink:actuate="onLoad" loext:mime-type="image/png"/>
          <svg:title>TexMaths</svg:title>
          <svg:desc>14§display§\textcolor{white}{\Pi_{\mathcal{U}}(p)}§svg§600§TRUE§</svg:desc>
        </draw:frame>
        <draw:frame draw:style-name="gr7" draw:text-style-name="P6" draw:layer="layout" svg:width="1.025cm" svg:height="0.87cm" svg:x="12.7cm" svg:y="5.116cm">
          <draw:image xlink:href="Pictures/100006340000011B000000F08820BF345B363630.svg" xlink:type="simple" xlink:show="embed" xlink:actuate="onLoad" loext:mime-type="image/svg+xml">
            <text:p/>
          </draw:image>
          <draw:image xlink:href="Pictures/100002010000000B0000000945927F3433B0C5C8.png" xlink:type="simple" xlink:show="embed" xlink:actuate="onLoad" loext:mime-type="image/png"/>
          <svg:title>TexMaths</svg:title>
          <svg:desc>14§display§\textcolor{white}{D}§svg§600§TRUE§</svg:desc>
        </draw:frame>
        <draw:frame draw:style-name="gr7" draw:text-style-name="P6" draw:layer="layout" svg:width="7.085cm" svg:height="1.233cm" svg:x="4.445cm" svg:y="3.229cm">
          <draw:image xlink:href="Pictures/10003099000008DF0000018CD7BA710C0BFBF4E7.svg" xlink:type="simple" xlink:show="embed" xlink:actuate="onLoad" loext:mime-type="image/svg+xml">
            <text:p/>
          </draw:image>
          <draw:image xlink:href="Pictures/10000201000000560000000F7468205567434E40.png" xlink:type="simple" xlink:show="embed" xlink:actuate="onLoad" loext:mime-type="image/png"/>
          <svg:title>TexMaths</svg:title>
          <svg:desc>14§display§\textcolor{white}{E_{\mathcal{U}}(p) = 0.5D^2}§svg§600§TRUE§</svg:desc>
        </draw:frame>
        <draw:frame draw:style-name="gr7" draw:text-style-name="P6" draw:layer="layout" svg:width="3.997cm" svg:height="4.032cm" svg:x="10.481cm" svg:y="13.494cm">
          <draw:image xlink:href="Pictures/1000082F000000F8000000FA23EF65B4F1CDA66A.svg" xlink:type="simple" xlink:show="embed" xlink:actuate="onLoad" loext:mime-type="image/svg+xml">
            <text:p/>
          </draw:image>
          <draw:image xlink:href="Pictures/100002010000000900000009EC678BF44485ABA0.png" xlink:type="simple" xlink:show="embed" xlink:actuate="onLoad" loext:mime-type="image/png"/>
          <svg:title>TexMaths</svg:title>
          <svg:desc>14§display§\textcolor{white}{\mathcal{U}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5T21:59:46.486738729</dc:date>
    <meta:editing-duration>PT3H37M46S</meta:editing-duration>
    <meta:editing-cycles>17</meta:editing-cycles>
    <meta:generator>LibreOffice/6.4.7.2$Linux_X86_64 LibreOffice_project/40$Build-2</meta:generator>
    <meta:document-statistic meta:object-count="11"/>
  </office:meta>
</office:document-meta>
</file>

<file path=Object 1/content.xml><?xml version="1.0" encoding="utf-8"?>
<math xmlns="http://www.w3.org/1998/Math/MathML" display="block"/>
</file>